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313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5.727cm"/>
    </style:style>
    <style:style style:name="co5" style:family="table-column">
      <style:table-column-properties fo:break-before="auto" style:column-width="10.747cm"/>
    </style:style>
    <style:style style:name="co6" style:family="table-column">
      <style:table-column-properties fo:break-before="auto" style:column-width="10.539cm"/>
    </style:style>
    <style:style style:name="co7" style:family="table-column">
      <style:table-column-properties fo:break-before="auto" style:column-width="8.033cm"/>
    </style:style>
    <style:style style:name="co8" style:family="table-column">
      <style:table-column-properties fo:break-before="auto" style:column-width="5.583cm"/>
    </style:style>
    <style:style style:name="co9" style:family="table-column">
      <style:table-column-properties fo:break-before="auto" style:column-width="7.271cm"/>
    </style:style>
    <style:style style:name="co10" style:family="table-column">
      <style:table-column-properties fo:break-before="auto" style:column-width="2.341cm"/>
    </style:style>
    <style:style style:name="co11" style:family="table-column">
      <style:table-column-properties fo:break-before="auto" style:column-width="5.745cm"/>
    </style:style>
    <style:style style:name="co12" style:family="table-column">
      <style:table-column-properties fo:break-before="auto" style:column-width="8.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ce9" style:family="table-cell" style:parent-style-name="Default" style:data-style-name="N36"/>
    <style:style style:name="ce10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11" style:family="table-cell" style:parent-style-name="Default" style:data-style-name="N0"/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5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5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944" calcext:value-type="float">
            <text:p>-49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formula="of:=SUM([.B4:.C4])"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 table:style-name="Default" office:value-type="float" office:value="-187" calcext:value-type="float">
            <text:p>-18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 table:style-name="Default" office:value-type="float" office:value="2019" calcext:value-type="float">
            <text:p>201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6])" office:value-type="float" office:value="1493" calcext:value-type="float">
            <text:p>1493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5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5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5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5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1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1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1">
          <table:table-cell table:number-columns-repeated="3"/>
          <table:table-cell table:style-name="ce10" table:formula="of:=SUM([.C57:.C67])" office:value-type="float" office:value="381.64" calcext:value-type="float">
            <text:p>381.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1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2019-12-01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2019-10-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2019-08-31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2019-12-31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2019-11-05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2019-12-07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2019-12-0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2019-12-0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2019-10-11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2019-09-24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1" table:formula="of:=SUM([.C45:.C59])" office:value-type="float" office:value="884.54" calcext:value-type="float">
            <text:p>884.54</text:p>
          </table:table-cell>
        </table:table-row>
        <table:table-row table:style-name="ro1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5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2019-11-08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9" table:default-cell-style-name="Default"/>
        <table:table-column table:style-name="co1" table:default-cell-style-name="ce9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2020-01-01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2020-08-01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2020-09-01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2020-10-01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2020-11-01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2020-12-01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2020-06-3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2020-07-31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2020-08-31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2020-09-3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2020-10-31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2020-12-06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2020-11-05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2020-11-2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2020-01-0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2020-07-2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2020-07-21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2020-07-17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2020-07-27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2020-08-1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2020-09-25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2020-01-03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2020-10-22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2020-01-1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2020-01-09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1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2020-07-0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1" table:number-rows-repeated="4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2020-01-17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2020-08-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2020-09-18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2020-11-19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2020-11-04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2" table:default-cell-style-name="Default"/>
        <table:table-column table:style-name="co1" table:default-cell-style-name="ce9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4"/>
        </table:table-row>
        <table:table-row table:style-name="ro1" table:number-rows-repeated="4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1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2021-02-24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2021-06-12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echeap – futel.net</text:p>
          </table:table-cell>
          <table:table-cell office:value-type="date" office:date-value="2021-09-17" calcext:value-type="date">
            <text:p>2021-09-17</text:p>
          </table:table-cell>
          <table:table-cell office:value-type="float" office:value="15.16" calcext:value-type="float">
            <text:p>15.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2021-06-23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1-10-09" calcext:value-type="date">
            <text:p>2021-10-0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2021-01-06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2021-02-05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2021-03-12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2021-04-18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5-26" calcext:value-type="date">
            <text:p>2021-05-26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7-28" calcext:value-type="date">
            <text:p>2021-07-28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8-24" calcext:value-type="date">
            <text:p>2021-08-24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9-20" calcext:value-type="date">
            <text:p>2021-09-20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1-01-01" calcext:value-type="date">
            <text:p>2021-01-01</text:p>
          </table:table-cell>
          <table:table-cell office:value-type="float" office:value="3.36" calcext:value-type="float">
            <text:p>3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1-02-01" calcext:value-type="date">
            <text:p>2021-02-01</text:p>
          </table:table-cell>
          <table:table-cell office:value-type="float" office:value="2.81" calcext:value-type="float">
            <text:p>2.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3.57" calcext:value-type="float">
            <text:p>3.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5.76" calcext:value-type="float">
            <text:p>5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1-06-01" calcext:value-type="date">
            <text:p>2021-06-01</text:p>
          </table:table-cell>
          <table:table-cell office:value-type="float" office:value="5.72" calcext:value-type="float">
            <text:p>5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1-08-01" calcext:value-type="date">
            <text:p>2021-08-01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1-09-01" calcext:value-type="date">
            <text:p>2021-09-0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1-10-01" calcext:value-type="date">
            <text:p>2021-10-01</text:p>
          </table:table-cell>
          <table:table-cell office:value-type="float" office:value="2.63" calcext:value-type="float">
            <text:p>2.63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2021-01-0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2021-02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2021-06-0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2021-08-0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2021-09-0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10-01" calcext:value-type="date">
            <text:p>2021-10-01</text:p>
          </table:table-cell>
          <table:table-cell office:value-type="float" office:value="21.76" calcext:value-type="float">
            <text:p>21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11-01" calcext:value-type="date">
            <text:p>2021-11-0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12-01" calcext:value-type="date">
            <text:p>2021-12-01</text:p>
          </table:table-cell>
          <table:table-cell office:value-type="float" office:value="19.17" calcext:value-type="float">
            <text:p>19.17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2021-02-19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2021-02-13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2021-02-1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2021-03-24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1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2021-04-08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2021-04-12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2021-05-28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2021-06-08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1147.58" calcext:value-type="float">
            <text:p>1147.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2021-06-09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llation hardware materials</text:p>
          </table:table-cell>
          <table:table-cell office:value-type="date" office:date-value="2021-09-11" calcext:value-type="date">
            <text:p>2021-09-11</text:p>
          </table:table-cell>
          <table:table-cell office:value-type="float" office:value="58.74" calcext:value-type="float">
            <text:p>58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llation hardware materials</text:p>
          </table:table-cell>
          <table:table-cell office:value-type="date" office:date-value="2021-09-23" calcext:value-type="date">
            <text:p>2021-09-23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&amp;t pioneer eshoppe – payphone locks</text:p>
          </table:table-cell>
          <table:table-cell office:value-type="date" office:date-value="2021-10-02" calcext:value-type="date">
            <text:p>2021-10-02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er</text:p>
          </table:table-cell>
          <table:table-cell office:value-type="date" office:date-value="2021-09-25" calcext:value-type="date">
            <text:p>2021-09-2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1">
          <table:table-cell office:value-type="string" calcext:value-type="string">
            <text:p>installation hardware materials</text:p>
          </table:table-cell>
          <table:table-cell office:value-type="date" office:date-value="2021-09-22" calcext:value-type="date">
            <text:p>2021-09-22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bile beacon – 2 hotspots and service</text:p>
          </table:table-cell>
          <table:table-cell office:value-type="date" office:date-value="2021-09-13" calcext:value-type="date">
            <text:p>2021-09-13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1">
          <table:table-cell office:value-type="string" calcext:value-type="string">
            <text:p>Ebay – 10 atas</text:p>
          </table:table-cell>
          <table:table-cell office:value-type="date" office:date-value="2021-09-13" calcext:value-type="date">
            <text:p>2021-09-13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1 payphone, 2 enclosures, 1 lock</text:p>
          </table:table-cell>
          <table:table-cell office:value-type="date" office:date-value="2021-09-28" calcext:value-type="date">
            <text:p>2021-09-28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2 payphone upper housing</text:p>
          </table:table-cell>
          <table:table-cell office:value-type="date" office:date-value="2021-09-28" calcext:value-type="date">
            <text:p>2021-09-28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d-acid battery</text:p>
          </table:table-cell>
          <table:table-cell office:value-type="date" office:date-value="2021-10-15" calcext:value-type="date">
            <text:p>2021-10-1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1">
          <table:table-cell office:value-type="string" calcext:value-type="string">
            <text:p>digital timer</text:p>
          </table:table-cell>
          <table:table-cell office:value-type="date" office:date-value="2021-10-18" calcext:value-type="date">
            <text:p>2021-10-1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1">
          <table:table-cell office:value-type="string" calcext:value-type="string">
            <text:p>Lead-acid battery</text:p>
          </table:table-cell>
          <table:table-cell office:value-type="date" office:date-value="2021-10-24" calcext:value-type="date">
            <text:p>2021-10-24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1">
          <table:table-cell office:value-type="string" calcext:value-type="string">
            <text:p>Renology – solar panel and controller</text:p>
          </table:table-cell>
          <table:table-cell office:value-type="date" office:date-value="2021-10-17" calcext:value-type="date">
            <text:p>2021-10-17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1">
          <table:table-cell office:value-type="string" calcext:value-type="string">
            <text:p>hi viz vests</text:p>
          </table:table-cell>
          <table:table-cell office:value-type="date" office:date-value="2021-07-13" calcext:value-type="date">
            <text:p>2021-07-13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le clips</text:p>
          </table:table-cell>
          <table:table-cell office:value-type="date" office:date-value="2021-05-29" calcext:value-type="date">
            <text:p>2021-05-29</text:p>
          </table:table-cell>
          <table:table-cell office:value-type="float" office:value="3.95" calcext:value-type="float">
            <text:p>3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le clips</text:p>
          </table:table-cell>
          <table:table-cell office:value-type="date" office:date-value="2021-09-22" calcext:value-type="date">
            <text:p>2021-09-22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crete bolts</text:p>
          </table:table-cell>
          <table:table-cell office:value-type="date" office:date-value="2021-09-27" calcext:value-type="date">
            <text:p>2021-09-27</text:p>
          </table:table-cell>
          <table:table-cell office:value-type="float" office:value="36.54" calcext:value-type="float">
            <text:p>36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rical hardware</text:p>
          </table:table-cell>
          <table:table-cell office:value-type="date" office:date-value="2021-10-27" calcext:value-type="date">
            <text:p>2021-10-27</text:p>
          </table:table-cell>
          <table:table-cell office:value-type="float" office:value="32.25" calcext:value-type="float">
            <text:p>32.2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1">
          <table:table-cell office:value-type="string" calcext:value-type="string">
            <text:p>electrical hardware</text:p>
          </table:table-cell>
          <table:table-cell office:value-type="date" office:date-value="2021-11-06" calcext:value-type="date">
            <text:p>2021-11-06</text:p>
          </table:table-cell>
          <table:table-cell office:value-type="float" office:value="6.95" calcext:value-type="float">
            <text:p>6.9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1">
          <table:table-cell office:value-type="string" calcext:value-type="string">
            <text:p>electrical hardware</text:p>
          </table:table-cell>
          <table:table-cell office:value-type="date" office:date-value="2021-11-11" calcext:value-type="date">
            <text:p>2021-11-11</text:p>
          </table:table-cell>
          <table:table-cell office:value-type="float" office:value="55.4" calcext:value-type="float">
            <text:p>55.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1">
          <table:table-cell office:value-type="string" calcext:value-type="string">
            <text:p>electrical hardware</text:p>
          </table:table-cell>
          <table:table-cell office:value-type="date" office:date-value="2021-11-26" calcext:value-type="date">
            <text:p>2021-11-26</text:p>
          </table:table-cell>
          <table:table-cell office:value-type="float" office:value="13.12" calcext:value-type="float">
            <text:p>13.12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1" table:number-rows-repeated="4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2021-05-27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zine mailing</text:p>
          </table:table-cell>
          <table:table-cell office:value-type="date" office:date-value="2021-09-07" calcext:value-type="date">
            <text:p>2021-09-07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2021-10-07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2021-02-16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 box</text:p>
          </table:table-cell>
          <table:table-cell office:value-type="date" office:date-value="2021-11-05" calcext:value-type="date">
            <text:p>2021-11-05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110])" office:value-type="float" office:value="9583.22" calcext:value-type="float">
            <text:p>9583.22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2021-02-16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1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1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2021-08-30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2021-10-07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6:.C124])" office:value-type="float" office:value="-9144.2" calcext:value-type="float">
            <text:p>-9144.2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126])" office:value-type="float" office:value="439.019999999997" calcext:value-type="float">
            <text:p>439.01999999999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00-00-00</text:date>, <text:time style:data-style-name="N2" text:time-value="10:48:07.6993974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01T10:49:13.373766188</dc:date>
    <meta:editing-duration>P2DT20H32M24S</meta:editing-duration>
    <meta:editing-cycles>426</meta:editing-cycles>
    <meta:generator>LibreOffice/6.4.7.2$Linux_X86_64 LibreOffice_project/40$Build-2</meta:generator>
    <meta:document-statistic meta:table-count="7" meta:cell-count="1555" meta:object-count="0"/>
  </office:meta>
</office:document-meta>
</file>